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5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233"/>
        <table:table-column table:style-name="ACOL-0" table:number-columns-repeated="6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21-2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8904">
            <text:p>8904</text:p>
          </table:table-cell>
          <table:table-cell table:style-name="ACE-2" office:value-type="float" office:value="46">
            <text:p>46</text:p>
          </table:table-cell>
          <table:table-cell table:style-name="ACE-1" office:value-type="string">
            <text:p>Coralline algae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13">
            <text:p>−124.13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20-23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100">
            <text:p>9100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12">
            <text:p>−124.12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46-5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168">
            <text:p>9168</text:p>
          </table:table-cell>
          <table:table-cell table:style-name="ACE-2" office:value-type="float" office:value="56">
            <text:p>56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399999999999999">
            <text:p>−58.4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33-36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190">
            <text:p>919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240000000000002">
            <text:p>−58.24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35-46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209">
            <text:p>9209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299999999999997">
            <text:p>−58.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CCW_2-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296">
            <text:p>9296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 - Dipsastre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729999999999997">
            <text:p>−58.7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1R-1W_2-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9338">
            <text:p>9338</text:p>
          </table:table-cell>
          <table:table-cell table:style-name="ACE-2" office:value-type="float" office:value="80">
            <text:p>80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61.31999999999999">
            <text:p>−161.3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1W_35-3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347">
            <text:p>9347</text:p>
          </table:table-cell>
          <table:table-cell table:style-name="ACE-2" office:value-type="float" office:value="75">
            <text:p>7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270000000000003">
            <text:p>−58.27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1R-2W_2-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360">
            <text:p>936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Merulinida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729999999999997">
            <text:p>−58.7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01R-1W_26-3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0316">
            <text:p>10316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8.200000000000003">
            <text:p>−58.2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2R-1W_37-4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755">
            <text:p>975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9.689999999999998">
            <text:p>−59.6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1R-1W_5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9705">
            <text:p>9705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2.06">
            <text:p>−142.06</text:p>
          </table:table-cell>
          <table:table-cell table:style-name="ACE-1" office:value-type="float" office:value="20.030000000000001">
            <text:p>20.03</text:p>
          </table:table-cell>
          <table:table-cell table:style-name="ACE-1" office:value-type="float" office:value="20.030000000000001">
            <text:p>20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2R-CCW_0-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735">
            <text:p>973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9.880000000000003">
            <text:p>−59.88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2R-1W_28-3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9.689999999999998">
            <text:p>−59.6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2R-CCW_6-1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9828">
            <text:p>9828</text:p>
          </table:table-cell>
          <table:table-cell table:style-name="ACE-2" office:value-type="float" office:value="120">
            <text:p>120</text:p>
          </table:table-cell>
          <table:table-cell table:style-name="ACE-1" office:value-type="string">
            <text:p>Coral - Platygy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59.93">
            <text:p>−59.9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3R-CCW_6-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043">
            <text:p>10043</text:p>
          </table:table-cell>
          <table:table-cell table:style-name="ACE-2" office:value-type="float" office:value="74">
            <text:p>74</text:p>
          </table:table-cell>
          <table:table-cell table:style-name="ACE-1" office:value-type="string">
            <text:p>Coral - Isopora or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6.670000000000002">
            <text:p>−76.6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3R-1W_6-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085">
            <text:p>10085</text:p>
          </table:table-cell>
          <table:table-cell table:style-name="ACE-2" office:value-type="float" office:value="71">
            <text:p>71</text:p>
          </table:table-cell>
          <table:table-cell table:style-name="ACE-1" office:value-type="string">
            <text:p>Coral - Isopora or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6.569999999999993">
            <text:p>−76.5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1R-1W_25-3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174">
            <text:p>10174</text:p>
          </table:table-cell>
          <table:table-cell table:style-name="ACE-2" office:value-type="float" office:value="58">
            <text:p>58</text:p>
          </table:table-cell>
          <table:table-cell table:style-name="ACE-1" office:value-type="string">
            <text:p>Coral - Monti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61.58000000000001">
            <text:p>−161.58</text:p>
          </table:table-cell>
          <table:table-cell table:style-name="ACE-1" office:value-type="float" office:value="41.030000000000001">
            <text:p>41.03</text:p>
          </table:table-cell>
          <table:table-cell table:style-name="ACE-1" office:value-type="float" office:value="41.030000000000001">
            <text:p>41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3R-2W_6-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1" office:value-type="string">
            <text:p>Coral - Stylophora pistillat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6.670000000000002">
            <text:p>−76.6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float" office:value="5.1699999999999999">
            <text:p>5.1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4R-1W_11-1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255">
            <text:p>1025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2.530000000000001">
            <text:p>−62.53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4R-1W_2-6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275">
            <text:p>1027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2.439999999999998">
            <text:p>−62.44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4R-1W_35-3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295">
            <text:p>1029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2.770000000000003">
            <text:p>−62.77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4R-1W_19-2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320">
            <text:p>1032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2.609999999999999">
            <text:p>−62.61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1R-1W_31-33A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390">
            <text:p>10390</text:p>
          </table:table-cell>
          <table:table-cell table:style-name="ACE-2" office:value-type="float" office:value="39">
            <text:p>39</text:p>
          </table:table-cell>
          <table:table-cell table:style-name="ACE-1" office:value-type="string">
            <text:p>Coral - Monti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61.62">
            <text:p>−161.62</text:p>
          </table:table-cell>
          <table:table-cell table:style-name="ACE-1" office:value-type="float" office:value="41.030000000000001">
            <text:p>41.03</text:p>
          </table:table-cell>
          <table:table-cell table:style-name="ACE-1" office:value-type="float" office:value="41.030000000000001">
            <text:p>41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05R-1W_19-2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1555">
            <text:p>11555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8.70999999999999">
            <text:p>−108.71</text:p>
          </table:table-cell>
          <table:table-cell table:style-name="ACE-1" office:value-type="float" office:value="1.26">
            <text:p>1.26</text:p>
          </table:table-cell>
          <table:table-cell table:style-name="ACE-1" office:value-type="float" office:value="1.26">
            <text:p>1.2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1R-1W_31-33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472">
            <text:p>10472</text:p>
          </table:table-cell>
          <table:table-cell table:style-name="ACE-2" office:value-type="float" office:value="67">
            <text:p>67</text:p>
          </table:table-cell>
          <table:table-cell table:style-name="ACE-1" office:value-type="string">
            <text:p>Coral - Monti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61.62">
            <text:p>−161.6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7R-1W_4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505">
            <text:p>1050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Leptoseris explanat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6.72">
            <text:p>−116.7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7R-1W_11-1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510">
            <text:p>105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Leptoseris cf. explanat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6.8">
            <text:p>−116.8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1R-1W_15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610">
            <text:p>106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2.16">
            <text:p>−142.16</text:p>
          </table:table-cell>
          <table:table-cell table:style-name="ACE-1" office:value-type="float" office:value="20.030000000000001">
            <text:p>20.03</text:p>
          </table:table-cell>
          <table:table-cell table:style-name="ACE-1" office:value-type="float" office:value="20.030000000000001">
            <text:p>20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7R-CCW_12-1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649">
            <text:p>10649</text:p>
          </table:table-cell>
          <table:table-cell table:style-name="ACE-2" office:value-type="float" office:value="79">
            <text:p>79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7.140000000000001">
            <text:p>−67.14</text:p>
          </table:table-cell>
          <table:table-cell table:style-name="ACE-1" office:value-type="float" office:value="5.3300000000000001">
            <text:p>5.33</text:p>
          </table:table-cell>
          <table:table-cell table:style-name="ACE-1" office:value-type="float" office:value="5.3300000000000001">
            <text:p>5.3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9R-1W_21-3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660">
            <text:p>1066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260000000000005">
            <text:p>−68.26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8R-1W_0-1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685">
            <text:p>1068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A. humilis gr.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6.549999999999997">
            <text:p>−66.55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09R-1W_78-8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157">
            <text:p>12157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810000000000002">
            <text:p>−68.81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0B-03R-1W_10-1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2165">
            <text:p>12165</text:p>
          </table:table-cell>
          <table:table-cell table:style-name="ACE-1" office:value-type="float" office:value="47">
            <text:p>47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98.810000000000002">
            <text:p>−98.81</text:p>
          </table:table-cell>
          <table:table-cell table:style-name="ACE-1" office:value-type="float" office:value="10.390000000000001">
            <text:p>10.39</text:p>
          </table:table-cell>
          <table:table-cell table:style-name="ACE-1" office:value-type="float" office:value="10.390000000000001">
            <text:p>10.3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8R-1W_43-4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764">
            <text:p>10764</text:p>
          </table:table-cell>
          <table:table-cell table:style-name="ACE-2" office:value-type="float" office:value="74">
            <text:p>74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6.939999999999998">
            <text:p>−66.94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0B-03R-1W_13-1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2206">
            <text:p>12206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98.840000000000003">
            <text:p>−98.84</text:p>
          </table:table-cell>
          <table:table-cell table:style-name="ACE-1" office:value-type="float" office:value="10.390000000000001">
            <text:p>10.39</text:p>
          </table:table-cell>
          <table:table-cell table:style-name="ACE-1" office:value-type="float" office:value="10.390000000000001">
            <text:p>10.3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9R-1W_89-9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769">
            <text:p>10769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900000000000006">
            <text:p>−68.9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7R-1W_4-6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788">
            <text:p>10788</text:p>
          </table:table-cell>
          <table:table-cell table:style-name="ACE-2" office:value-type="float" office:value="76">
            <text:p>76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6.950000000000003">
            <text:p>−66.95</text:p>
          </table:table-cell>
          <table:table-cell table:style-name="ACE-1" office:value-type="float" office:value="5.3300000000000001">
            <text:p>5.33</text:p>
          </table:table-cell>
          <table:table-cell table:style-name="ACE-1" office:value-type="float" office:value="5.3300000000000001">
            <text:p>5.3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9R-1W_17-2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805">
            <text:p>1080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189999999999998">
            <text:p>−68.19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1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2R-1W_4-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825">
            <text:p>10825</text:p>
          </table:table-cell>
          <table:table-cell table:style-name="ACE-2" office:value-type="float" office:value="63">
            <text:p>63</text:p>
          </table:table-cell>
          <table:table-cell table:style-name="ACE-1" office:value-type="string">
            <text:p>Coralline algae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9.05000000000001">
            <text:p>−139.05</text:p>
          </table:table-cell>
          <table:table-cell table:style-name="ACE-1" office:value-type="float" office:value="30.02">
            <text:p>30.02</text:p>
          </table:table-cell>
          <table:table-cell table:style-name="ACE-1" office:value-type="float" office:value="30.02">
            <text:p>30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0R-1W_8-1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850">
            <text:p>10850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9.590000000000003">
            <text:p>−69.59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8R-1W_38-4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865">
            <text:p>1086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6.890000000000001">
            <text:p>−66.89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float" office:value="2.6800000000000002">
            <text:p>2.6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0R-1W_36-38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860">
            <text:p>1086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9.870000000000005">
            <text:p>−69.87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1R-1W_7-9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884">
            <text:p>10884</text:p>
          </table:table-cell>
          <table:table-cell table:style-name="ACE-2" office:value-type="float" office:value="69">
            <text:p>69</text:p>
          </table:table-cell>
          <table:table-cell table:style-name="ACE-1" office:value-type="string">
            <text:p>Coral - Acr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3.579999999999998">
            <text:p>−73.58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0R-1W_48-53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346">
            <text:p>12346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Coral - Acropora (tab hya 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0">
            <text:p>−70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9R-1W_57-61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905">
            <text:p>1090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590000000000003">
            <text:p>−68.59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0R-1W_61-6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0910">
            <text:p>109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0.129999999999995">
            <text:p>−70.1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09R-1W_42-4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82">
            <text:p>82</text:p>
          </table:table-cell>
          <table:table-cell table:style-name="ACE-1" office:value-type="string">
            <text:p>Coral or spiculite? - Is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8.430000000000007">
            <text:p>−68.43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float" office:value="2.5499999999999998">
            <text:p>2.5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1R-1W_25-3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476">
            <text:p>12476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oral - Goni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3.799999999999997">
            <text:p>−73.8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02R-1W_12-1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0964">
            <text:p>10964</text:p>
          </table:table-cell>
          <table:table-cell table:style-name="ACE-2" office:value-type="float" office:value="44">
            <text:p>44</text:p>
          </table:table-cell>
          <table:table-cell table:style-name="ACE-1" office:value-type="string">
            <text:p>Coralline algae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65.03">
            <text:p>−165.03</text:p>
          </table:table-cell>
          <table:table-cell table:style-name="ACE-1" office:value-type="float" office:value="41.079999999999998">
            <text:p>41.08</text:p>
          </table:table-cell>
          <table:table-cell table:style-name="ACE-1" office:value-type="float" office:value="41.079999999999998">
            <text:p>41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0R-1W_36-38B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011">
            <text:p>11011</text:p>
          </table:table-cell>
          <table:table-cell table:style-name="ACE-2" office:value-type="float" office:value="58">
            <text:p>58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69.870000000000005">
            <text:p>−69.87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1R-1W_25-3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537">
            <text:p>12537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Coral - Goni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3.799999999999997">
            <text:p>−73.8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1R-1W_22-2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3.730000000000004">
            <text:p>−73.73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1R-1W_25-3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570">
            <text:p>12570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Coral - Goni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3.799999999999997">
            <text:p>−73.8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1R-1W_46-5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2626">
            <text:p>12626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7.97">
            <text:p>−137.97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1R-1W_62-72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110">
            <text:p>111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Goni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4.170000000000002">
            <text:p>−74.17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1R-1W_40-4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2703">
            <text:p>12703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7.91">
            <text:p>−137.9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2R-2W_7-1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2825">
            <text:p>12825</text:p>
          </table:table-cell>
          <table:table-cell table:style-name="ACE-1" office:value-type="float" office:value="161">
            <text:p>161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670000000000002">
            <text:p>−75.67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2R-2W_7-10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359">
            <text:p>11359</text:p>
          </table:table-cell>
          <table:table-cell table:style-name="ACE-2" office:value-type="float" office:value="64">
            <text:p>64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670000000000002">
            <text:p>−75.67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2R-2W_11-1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459">
            <text:p>11459</text:p>
          </table:table-cell>
          <table:table-cell table:style-name="ACE-2" office:value-type="float" office:value="62">
            <text:p>62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719999999999999">
            <text:p>−75.72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2R-1W_43-46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564">
            <text:p>11564</text:p>
          </table:table-cell>
          <table:table-cell table:style-name="ACE-2" office:value-type="float" office:value="43">
            <text:p>43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439999999999998">
            <text:p>−75.44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4A-14R-1W_2-4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2" office:value-type="float" office:value="11611">
            <text:p>11611</text:p>
          </table:table-cell>
          <table:table-cell table:style-name="ACE-2" office:value-type="float" office:value="79">
            <text:p>79</text:p>
          </table:table-cell>
          <table:table-cell table:style-name="ACE-1" office:value-type="string">
            <text:p>Coral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73.030000000000001">
            <text:p>−73.03</text:p>
          </table:table-cell>
          <table:table-cell table:style-name="ACE-1" office:value-type="float" office:value="1.28">
            <text:p>1.28</text:p>
          </table:table-cell>
          <table:table-cell table:style-name="ACE-1" office:value-type="float" office:value="1.28">
            <text:p>1.2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2R-1W_27-3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1605">
            <text:p>11605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3.780000000000001">
            <text:p>−93.78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2R-2W_3-5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3092">
            <text:p>13092</text:p>
          </table:table-cell>
          <table:table-cell table:style-name="ACE-1" office:value-type="float" office:value="78">
            <text:p>78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629999999999995">
            <text:p>−75.63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3R-1W_9-1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1675">
            <text:p>11675</text:p>
          </table:table-cell>
          <table:table-cell table:style-name="ACE-2" office:value-type="float" office:value="75">
            <text:p>75</text:p>
          </table:table-cell>
          <table:table-cell table:style-name="ACE-1" office:value-type="string">
            <text:p>Coral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58">
            <text:p>−110.58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2R-1W_27-30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1697">
            <text:p>11697</text:p>
          </table:table-cell>
          <table:table-cell table:style-name="ACE-2" office:value-type="float" office:value="46">
            <text:p>46</text:p>
          </table:table-cell>
          <table:table-cell table:style-name="ACE-1" office:value-type="string">
            <text:p>Coralline algae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3.780000000000001">
            <text:p>−93.78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2R-1W_27-3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3197">
            <text:p>13197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4.2">
            <text:p>−104.2</text:p>
          </table:table-cell>
          <table:table-cell table:style-name="ACE-1" office:value-type="float" office:value="10.33">
            <text:p>10.33</text:p>
          </table:table-cell>
          <table:table-cell table:style-name="ACE-1" office:value-type="float" office:value="10.33">
            <text:p>10.3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2R-2W_5-1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4.3">
            <text:p>−104.3</text:p>
          </table:table-cell>
          <table:table-cell table:style-name="ACE-1" office:value-type="float" office:value="10.33">
            <text:p>10.33</text:p>
          </table:table-cell>
          <table:table-cell table:style-name="ACE-1" office:value-type="float" office:value="10.33">
            <text:p>10.3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02R-1W_10-1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1880">
            <text:p>1188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5.13">
            <text:p>−105.13</text:p>
          </table:table-cell>
          <table:table-cell table:style-name="ACE-1" office:value-type="float" office:value="1.8500000000000001">
            <text:p>1.85</text:p>
          </table:table-cell>
          <table:table-cell table:style-name="ACE-1" office:value-type="float" office:value="1.8500000000000001">
            <text:p>1.8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3R-1W_28-3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065">
            <text:p>12065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5.290000000000006">
            <text:p>−95.29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1R-2W_3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100">
            <text:p>1210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8.03">
            <text:p>−138.03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05R-1W_6-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3602">
            <text:p>13602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Coral - Isopora/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8.75">
            <text:p>−108.75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3R-1W_22-2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220">
            <text:p>1222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5.25">
            <text:p>−95.25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4A-12R-1W_1-3</text:p>
          </table:table-cell>
          <table:table-cell table:style-name="ACE-1" office:value-type="float" office:value="-19.690000000000001">
            <text:p>−19.69</text:p>
          </table:table-cell>
          <table:table-cell table:style-name="ACE-1" office:value-type="float" office:value="150.22999999999999">
            <text:p>150.23</text:p>
          </table:table-cell>
          <table:table-cell table:style-name="ACE-1" office:value-type="float" office:value="13874">
            <text:p>13874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75.019999999999996">
            <text:p>−75.02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3R-2W_4-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520">
            <text:p>1252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5.379999999999995">
            <text:p>−95.38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1R-CCW_3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512">
            <text:p>12512</text:p>
          </table:table-cell>
          <table:table-cell table:style-name="ACE-2" office:value-type="float" office:value="87">
            <text:p>87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8.03">
            <text:p>−138.03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4R-1W_12-14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553">
            <text:p>12553</text:p>
          </table:table-cell>
          <table:table-cell table:style-name="ACE-2" office:value-type="float" office:value="52">
            <text:p>52</text:p>
          </table:table-cell>
          <table:table-cell table:style-name="ACE-1" office:value-type="string">
            <text:p>Coralline <text:s/>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3">
            <text:p>−101.63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3R-CCW_0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031">
            <text:p>14031</text:p>
          </table:table-cell>
          <table:table-cell table:style-name="ACE-1" office:value-type="float" office:value="13">
            <text:p>13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5.359999999999999">
            <text:p>−95.36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4R-1W_12-1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585">
            <text:p>1258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3">
            <text:p>−101.63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4R-1W_20-2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685">
            <text:p>1268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72">
            <text:p>−101.7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7R-1W_19-2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710">
            <text:p>127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03">
            <text:p>−103.03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05R-1W_56-6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365">
            <text:p>1436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9.26000000000001">
            <text:p>−109.26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4R-1W_16-2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365">
            <text:p>14365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oral? - Acr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2.18000000000001">
            <text:p>−112.18</text:p>
          </table:table-cell>
          <table:table-cell table:style-name="ACE-1" office:value-type="float" office:value="0.88">
            <text:p>0.88</text:p>
          </table:table-cell>
          <table:table-cell table:style-name="ACE-1" office:value-type="float" office:value="0.88">
            <text:p>0.8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4R-1W_12-1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369">
            <text:p>14369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Coral - Porites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5000000000001">
            <text:p>−101.6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112-12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738">
            <text:p>12738</text:p>
          </table:table-cell>
          <table:table-cell table:style-name="ACE-2" office:value-type="float" office:value="39">
            <text:p>39</text:p>
          </table:table-cell>
          <table:table-cell table:style-name="ACE-1" office:value-type="string">
            <text:p>Coral - Acropora gr. humili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7">
            <text:p>−101.6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3R-1W_33-3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446">
            <text:p>14446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84">
            <text:p>−110.8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3R-1W_26-3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78">
            <text:p>−110.78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3R-1W_14-2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580">
            <text:p>14580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67">
            <text:p>−110.67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3R-CCW_1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655">
            <text:p>14655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1.01000000000001">
            <text:p>−111.01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8R-1W_0-1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865">
            <text:p>1286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6.84999999999999">
            <text:p>−106.8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3R-CCW_4-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880">
            <text:p>1288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Mille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95.379999999999995">
            <text:p>−95.38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float" office:value="1.0700000000000001">
            <text:p>1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7R-1W_19-2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26">
            <text:p>12926</text:p>
          </table:table-cell>
          <table:table-cell table:style-name="ACE-2" office:value-type="float" office:value="104">
            <text:p>104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03">
            <text:p>−103.03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3R-1W_24-2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10">
            <text:p>1291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36">
            <text:p>−100.36</text:p>
          </table:table-cell>
          <table:table-cell table:style-name="ACE-1" office:value-type="float" office:value="5.21">
            <text:p>5.21</text:p>
          </table:table-cell>
          <table:table-cell table:style-name="ACE-1" office:value-type="float" office:value="5.21">
            <text:p>5.2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3R-CCW_2-4A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15">
            <text:p>1291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5.72">
            <text:p>−105.72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52-6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30">
            <text:p>12930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08">
            <text:p>−101.0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3R-CCW_2-4B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20">
            <text:p>1292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5.73">
            <text:p>−105.73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79-8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35">
            <text:p>1293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31999999999999">
            <text:p>−101.3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3R-1W_24-2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61">
            <text:p>12961</text:p>
          </table:table-cell>
          <table:table-cell table:style-name="ACE-2" office:value-type="float" office:value="58">
            <text:p>58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36">
            <text:p>−100.36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25-3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996">
            <text:p>12996</text:p>
          </table:table-cell>
          <table:table-cell table:style-name="ACE-2" office:value-type="float" office:value="79">
            <text:p>79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78">
            <text:p>−100.7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3R-2W_11-1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40">
            <text:p>1304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67">
            <text:p>−100.67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3R-2W_2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30">
            <text:p>1303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5.73">
            <text:p>−105.73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8R-1W_13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921">
            <text:p>14921</text:p>
          </table:table-cell>
          <table:table-cell table:style-name="ACE-1" office:value-type="float" office:value="113">
            <text:p>11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6.95">
            <text:p>−106.9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5R-1W_116-12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956">
            <text:p>14956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Coral - Acropora (humil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9">
            <text:p>−101.6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37-3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40">
            <text:p>1304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?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88">
            <text:p>−100.88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4R-CCW_0-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80">
            <text:p>13080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84999999999999">
            <text:p>−101.8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5R-1W_88-9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4995">
            <text:p>1499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Coral - Acropora (humil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42">
            <text:p>−101.4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4R-CCW_0-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45">
            <text:p>1304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84999999999999">
            <text:p>−101.8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05R-1W_39-4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023">
            <text:p>15023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9.09">
            <text:p>−109.09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5R-1W_68-7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024">
            <text:p>15024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20999999999999">
            <text:p>−101.2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7R-CCW_2-1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049">
            <text:p>15049</text:p>
          </table:table-cell>
          <table:table-cell table:style-name="ACE-1" office:value-type="float" office:value="13">
            <text:p>1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40000000000001">
            <text:p>−103.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107-11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095">
            <text:p>1309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61">
            <text:p>−101.6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7R-1W_16-2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088">
            <text:p>15088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8.09999999999999">
            <text:p>−108.1</text:p>
          </table:table-cell>
          <table:table-cell table:style-name="ACE-1" office:value-type="float" office:value="5.71">
            <text:p>5.71</text:p>
          </table:table-cell>
          <table:table-cell table:style-name="ACE-1" office:value-type="float" office:value="5.71">
            <text:p>5.7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03R-1W_35-3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100">
            <text:p>15100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5.66">
            <text:p>−105.66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float" office:value="1.4099999999999999">
            <text:p>1.4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7R-1W_16-2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159">
            <text:p>15159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8.09999999999999">
            <text:p>−108.1</text:p>
          </table:table-cell>
          <table:table-cell table:style-name="ACE-1" office:value-type="float" office:value="5.71">
            <text:p>5.71</text:p>
          </table:table-cell>
          <table:table-cell table:style-name="ACE-1" office:value-type="float" office:value="5.71">
            <text:p>5.7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06R-1W_24-2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164">
            <text:p>15164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44">
            <text:p>−110.44</text:p>
          </table:table-cell>
          <table:table-cell table:style-name="ACE-1" office:value-type="float" office:value="1.1200000000000001">
            <text:p>1.12</text:p>
          </table:table-cell>
          <table:table-cell table:style-name="ACE-1" office:value-type="float" office:value="1.1200000000000001">
            <text:p>1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04R-1W_40-5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166">
            <text:p>15166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2.44">
            <text:p>−142.44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float" office:value="30.010000000000002">
            <text:p>30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09R-1W_10-1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167">
            <text:p>15167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8.43000000000001">
            <text:p>−108.43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3R-CCW_11-1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193">
            <text:p>13193</text:p>
          </table:table-cell>
          <table:table-cell table:style-name="ACE-2" office:value-type="float" office:value="97">
            <text:p>97</text:p>
          </table:table-cell>
          <table:table-cell table:style-name="ACE-1" office:value-type="string">
            <text:p>Coral - Acroporidae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0.67">
            <text:p>−100.67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7R-CCW_4-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495">
            <text:p>1349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7.95">
            <text:p>−107.95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5R-1W_98-10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 - Acropora gr. humili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1.52">
            <text:p>−101.5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8R-1W_36-4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282">
            <text:p>15282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29000000000001">
            <text:p>−111.29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7R-2W_0-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240">
            <text:p>13240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34999999999999">
            <text:p>−103.35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329">
            <text:p>15329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13">
            <text:p>−110.1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0R-1W_41-4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331">
            <text:p>15331</text:p>
          </table:table-cell>
          <table:table-cell table:style-name="ACE-1" office:value-type="float" office:value="92">
            <text:p>92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25">
            <text:p>−110.25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7R-1W_46-4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260">
            <text:p>1326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Acroporidae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2">
            <text:p>−103.2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0R-1W_16-2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448">
            <text:p>15448</text:p>
          </table:table-cell>
          <table:table-cell table:style-name="ACE-1" office:value-type="float" office:value="77">
            <text:p>77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">
            <text:p>−110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08R-CCW_0-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450">
            <text:p>15450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37">
            <text:p>−111.3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460">
            <text:p>15460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13">
            <text:p>−110.1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7-2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477">
            <text:p>15477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25">
            <text:p>−110.2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5R-1W_85-9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355">
            <text:p>1335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Pocill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09.56">
            <text:p>−109.56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484">
            <text:p>15484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13">
            <text:p>−110.1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07R-CCW_0-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400">
            <text:p>1340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3.34999999999999">
            <text:p>−103.35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float" office:value="2.6400000000000001">
            <text:p>2.6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7R-1W_16-2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425">
            <text:p>1342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7.8">
            <text:p>−107.8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7-2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572">
            <text:p>15572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25">
            <text:p>−110.2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8R-2W_1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611">
            <text:p>1561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13">
            <text:p>−110.1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5R-CCW_8-1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477">
            <text:p>13477</text:p>
          </table:table-cell>
          <table:table-cell table:style-name="ACE-2" office:value-type="float" office:value="103">
            <text:p>103</text:p>
          </table:table-cell>
          <table:table-cell table:style-name="ACE-1" office:value-type="string">
            <text:p>Coral - Platygyra gr. daedalea (?)*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3.91">
            <text:p>−143.91</text:p>
          </table:table-cell>
          <table:table-cell table:style-name="ACE-1" office:value-type="float" office:value="30.02">
            <text:p>30.02</text:p>
          </table:table-cell>
          <table:table-cell table:style-name="ACE-1" office:value-type="float" office:value="30.02">
            <text:p>30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7R-CCW_4-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185">
            <text:p>1318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Stylophora pistillat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7.95">
            <text:p>−107.95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8R-1W_37-4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470">
            <text:p>1247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9.98">
            <text:p>−109.98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12-1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576">
            <text:p>13576</text:p>
          </table:table-cell>
          <table:table-cell table:style-name="ACE-2" office:value-type="float" office:value="51">
            <text:p>51</text:p>
          </table:table-cell>
          <table:table-cell table:style-name="ACE-1" office:value-type="string">
            <text:p>Bryozoan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44">
            <text:p>−111.44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08R-2W_6-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5840">
            <text:p>15840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3.22">
            <text:p>−113.22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7R-CCW_1-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638">
            <text:p>13638</text:p>
          </table:table-cell>
          <table:table-cell table:style-name="ACE-2" office:value-type="float" office:value="95">
            <text:p>95</text:p>
          </table:table-cell>
          <table:table-cell table:style-name="ACE-1" office:value-type="string">
            <text:p>Coral - Monti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7.92">
            <text:p>−107.92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float" office:value="5.2300000000000004">
            <text:p>5.2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08R-CCW_0-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640">
            <text:p>1364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37">
            <text:p>−111.3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8R-1W_11-1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650">
            <text:p>13650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9.73">
            <text:p>−109.7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08R-1W_31-3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0">
            <text:p>40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23999999999999">
            <text:p>−111.24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float" office:value="5.5700000000000003">
            <text:p>5.5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0R-1W_17-2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">
            <text:p>−110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8R-1W_50-5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768">
            <text:p>13768</text:p>
          </table:table-cell>
          <table:table-cell table:style-name="ACE-2" office:value-type="float" office:value="77">
            <text:p>77</text:p>
          </table:table-cell>
          <table:table-cell table:style-name="ACE-1" office:value-type="string">
            <text:p>Coral - Astre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98999999999999">
            <text:p>−122.99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17-21A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766">
            <text:p>13766</text:p>
          </table:table-cell>
          <table:table-cell table:style-name="ACE-2" office:value-type="float" office:value="47">
            <text:p>47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48999999999999">
            <text:p>−111.4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0R-1W_10-1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820">
            <text:p>1382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Pocill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07.41">
            <text:p>−107.41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float" office:value="2.6299999999999999">
            <text:p>2.6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09R-1W_3-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6191">
            <text:p>16191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4.56">
            <text:p>−114.56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09R-2W_4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6201">
            <text:p>16201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4.81999999999999">
            <text:p>−114.82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17-21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870">
            <text:p>13870</text:p>
          </table:table-cell>
          <table:table-cell table:style-name="ACE-2" office:value-type="float" office:value="46">
            <text:p>4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48999999999999">
            <text:p>−111.4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17-21D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951">
            <text:p>13951</text:p>
          </table:table-cell>
          <table:table-cell table:style-name="ACE-2" office:value-type="float" office:value="46">
            <text:p>4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48999999999999">
            <text:p>−111.4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17-2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993">
            <text:p>13993</text:p>
          </table:table-cell>
          <table:table-cell table:style-name="ACE-2" office:value-type="float" office:value="63">
            <text:p>63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48999999999999">
            <text:p>−111.4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0R-1W_10-1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3995">
            <text:p>13995</text:p>
          </table:table-cell>
          <table:table-cell table:style-name="ACE-2" office:value-type="float" office:value="112">
            <text:p>112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62">
            <text:p>−125.6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08R-1W_6-1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025">
            <text:p>14025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3.09">
            <text:p>−113.09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7R-1W_38-44C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084">
            <text:p>14084</text:p>
          </table:table-cell>
          <table:table-cell table:style-name="ACE-2" office:value-type="float" office:value="45">
            <text:p>45</text:p>
          </table:table-cell>
          <table:table-cell table:style-name="ACE-1" office:value-type="string">
            <text:p>Coral - Acr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1.89">
            <text:p>−121.89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7R-1W_38-44Coral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074">
            <text:p>14074</text:p>
          </table:table-cell>
          <table:table-cell table:style-name="ACE-2" office:value-type="float" office:value="88">
            <text:p>88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1.89">
            <text:p>−121.89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2R-1W_27-3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209">
            <text:p>14209</text:p>
          </table:table-cell>
          <table:table-cell table:style-name="ACE-2" office:value-type="float" office:value="154">
            <text:p>154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88">
            <text:p>−127.8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8R-1W_6-1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238">
            <text:p>14238</text:p>
          </table:table-cell>
          <table:table-cell table:style-name="ACE-2" office:value-type="float" office:value="132">
            <text:p>132</text:p>
          </table:table-cell>
          <table:table-cell table:style-name="ACE-1" office:value-type="string">
            <text:p>Coral - Astre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56">
            <text:p>−122.56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9R-1W_0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33">
            <text:p>14333</text:p>
          </table:table-cell>
          <table:table-cell table:style-name="ACE-2" office:value-type="float" office:value="53">
            <text:p>53</text:p>
          </table:table-cell>
          <table:table-cell table:style-name="ACE-1" office:value-type="string">
            <text:p>Coral - Montipora? (or Acropora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">
            <text:p>−124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0R-1W_44-4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54">
            <text:p>14354</text:p>
          </table:table-cell>
          <table:table-cell table:style-name="ACE-2" office:value-type="float" office:value="162">
            <text:p>162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94">
            <text:p>−125.9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7R-1W_26-2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79">
            <text:p>14379</text:p>
          </table:table-cell>
          <table:table-cell table:style-name="ACE-2" office:value-type="float" office:value="56">
            <text:p>56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6.95">
            <text:p>−116.9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2R-1W_27-33b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87">
            <text:p>14387</text:p>
          </table:table-cell>
          <table:table-cell table:style-name="ACE-2" office:value-type="float" office:value="210">
            <text:p>210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88">
            <text:p>−127.8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7R-1W_9-1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90">
            <text:p>1439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1.59999999999999">
            <text:p>−121.6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8R-1W_77-8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390">
            <text:p>1439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3.28">
            <text:p>−123.28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1R-1W_9-1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002">
            <text:p>17002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64">
            <text:p>−122.64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1R-1W_40-5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059">
            <text:p>17059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95">
            <text:p>−122.9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1R-1W_40-5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075">
            <text:p>17075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95">
            <text:p>−122.9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0R-1W_42-4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083">
            <text:p>17083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91">
            <text:p>−125.91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1W_15-1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482">
            <text:p>14482</text:p>
          </table:table-cell>
          <table:table-cell table:style-name="ACE-2" office:value-type="float" office:value="54">
            <text:p>54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8.34">
            <text:p>−118.34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0R-1W_32-3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128">
            <text:p>17128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84">
            <text:p>−125.8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8R-1W_68-7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552">
            <text:p>14552</text:p>
          </table:table-cell>
          <table:table-cell table:style-name="ACE-2" office:value-type="float" office:value="158">
            <text:p>158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3.2">
            <text:p>−123.2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CCW_0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514">
            <text:p>14514</text:p>
          </table:table-cell>
          <table:table-cell table:style-name="ACE-2" office:value-type="float" office:value="53">
            <text:p>53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9.13">
            <text:p>−119.13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1W_55-6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557">
            <text:p>14557</text:p>
          </table:table-cell>
          <table:table-cell table:style-name="ACE-2" office:value-type="float" office:value="103">
            <text:p>103</text:p>
          </table:table-cell>
          <table:table-cell table:style-name="ACE-1" office:value-type="string">
            <text:p>Coralline algae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8.77">
            <text:p>−118.77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9R-1W_35-37B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565">
            <text:p>14565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?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0.04000000000001">
            <text:p>−120.04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1W_55-64b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577">
            <text:p>14577</text:p>
          </table:table-cell>
          <table:table-cell table:style-name="ACE-2" office:value-type="float" office:value="47">
            <text:p>47</text:p>
          </table:table-cell>
          <table:table-cell table:style-name="ACE-1" office:value-type="string">
            <text:p>Coralline algae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8.77">
            <text:p>−118.77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2R-1W_1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264">
            <text:p>1726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03">
            <text:p>−124.03</text:p>
          </table:table-cell>
          <table:table-cell table:style-name="ACE-1" office:value-type="float" office:value="5.1100000000000003">
            <text:p>5.11</text:p>
          </table:table-cell>
          <table:table-cell table:style-name="ACE-1" office:value-type="float" office:value="5.1100000000000003">
            <text:p>5.1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1R-2W_2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269">
            <text:p>17269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3.28">
            <text:p>−123.28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9R-1W_35-37A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640">
            <text:p>14640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?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0.04000000000001">
            <text:p>−120.04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0R-1W_69-7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631">
            <text:p>14631</text:p>
          </table:table-cell>
          <table:table-cell table:style-name="ACE-2" office:value-type="float" office:value="97">
            <text:p>97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1.38">
            <text:p>−121.38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3R-CCW_1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2875">
            <text:p>12875</text:p>
          </table:table-cell>
          <table:table-cell table:style-name="ACE-2" office:value-type="float" office:value="51">
            <text:p>51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92">
            <text:p>−110.92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float" office:value="0.93999999999999995">
            <text:p>0.9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1W_84-8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682">
            <text:p>14682</text:p>
          </table:table-cell>
          <table:table-cell table:style-name="ACE-2" office:value-type="float" office:value="49">
            <text:p>49</text:p>
          </table:table-cell>
          <table:table-cell table:style-name="ACE-1" office:value-type="string">
            <text:p>Coralline algae - aA4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9.03">
            <text:p>−119.03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3R-1W_40-4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377">
            <text:p>17377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01000000000001">
            <text:p>−125.01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0R-1W_79-8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01">
            <text:p>14701</text:p>
          </table:table-cell>
          <table:table-cell table:style-name="ACE-2" office:value-type="float" office:value="52">
            <text:p>52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3">
            <text:p>−126.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9R-2W_9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30">
            <text:p>1473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64">
            <text:p>−124.64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09R-CCW_9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16">
            <text:p>14716</text:p>
          </table:table-cell>
          <table:table-cell table:style-name="ACE-2" office:value-type="float" office:value="85">
            <text:p>85</text:p>
          </table:table-cell>
          <table:table-cell table:style-name="ACE-1" office:value-type="string">
            <text:p>Coral - Acroporidae/Poritidae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64">
            <text:p>−124.64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float" office:value="5.0700000000000003">
            <text:p>5.07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08R-1W_37-3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15">
            <text:p>14715</text:p>
          </table:table-cell>
          <table:table-cell table:style-name="ACE-2" office:value-type="float" office:value="100">
            <text:p>100</text:p>
          </table:table-cell>
          <table:table-cell table:style-name="ACE-1" office:value-type="string">
            <text:p>Coralline algae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8.56">
            <text:p>−118.56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float" office:value="5.0199999999999996">
            <text:p>5.0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3R-2W_0-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426">
            <text:p>17426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69">
            <text:p>−125.69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1R-1W_32-3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434">
            <text:p>17434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5">
            <text:p>−122.5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11R-2W_6-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60">
            <text:p>1476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3.29000000000001">
            <text:p>−123.29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1R-CCW_0-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495">
            <text:p>17495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Coral - Acr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69">
            <text:p>−122.69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0R-1W_17-2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784">
            <text:p>14784</text:p>
          </table:table-cell>
          <table:table-cell table:style-name="ACE-2" office:value-type="float" office:value="56">
            <text:p>5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0.88">
            <text:p>−120.88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3R-2W_6-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554">
            <text:p>1755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Tubi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75">
            <text:p>−125.7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0R-1W_24-3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825">
            <text:p>14825</text:p>
          </table:table-cell>
          <table:table-cell table:style-name="ACE-2" office:value-type="float" office:value="51">
            <text:p>51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0.95">
            <text:p>−120.95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3R-1W_0-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835">
            <text:p>14835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09">
            <text:p>−128.09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1R-1W_40-4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72">
            <text:p>72</text:p>
          </table:table-cell>
          <table:table-cell table:style-name="ACE-1" office:value-type="string">
            <text:p>Coral - Acropora (humils <text:s/>grp.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62">
            <text:p>−122.62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2R-1W_62-6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624">
            <text:p>17624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31">
            <text:p>−124.31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7R-1W_3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895">
            <text:p>14895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2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3.43000000000001">
            <text:p>−143.43</text:p>
          </table:table-cell>
          <table:table-cell table:style-name="ACE-1" office:value-type="float" office:value="15.050000000000001">
            <text:p>15.05</text:p>
          </table:table-cell>
          <table:table-cell table:style-name="ACE-1" office:value-type="float" office:value="15.050000000000001">
            <text:p>1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1R-1W_34-3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4918">
            <text:p>14918</text:p>
          </table:table-cell>
          <table:table-cell table:style-name="ACE-2" office:value-type="float" office:value="94">
            <text:p>94</text:p>
          </table:table-cell>
          <table:table-cell table:style-name="ACE-1" office:value-type="string">
            <text:p>Coralline algae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53">
            <text:p>−122.53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3R-1W_9-1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743">
            <text:p>17743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61">
            <text:p>−125.61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2R-1W_36-4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054">
            <text:p>15054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95999999999999">
            <text:p>−127.96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0R-1W_4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906">
            <text:p>17906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0.73">
            <text:p>−120.7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float" office:value="5.0300000000000002">
            <text:p>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1R-1W_15-1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906">
            <text:p>17906</text:p>
          </table:table-cell>
          <table:table-cell table:style-name="ACE-1" office:value-type="float" office:value="134">
            <text:p>134</text:p>
          </table:table-cell>
          <table:table-cell table:style-name="ACE-1" office:value-type="string">
            <text:p>Coral - Monti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34">
            <text:p>−122.34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1R-1W_40-4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7924">
            <text:p>17924</text:p>
          </table:table-cell>
          <table:table-cell table:style-name="ACE-1" office:value-type="float" office:value="219">
            <text:p>219</text:p>
          </table:table-cell>
          <table:table-cell table:style-name="ACE-1" office:value-type="string">
            <text:p>Coral - Acropora gr. humili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62">
            <text:p>−122.62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1R-1W_26-3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165">
            <text:p>15165</text:p>
          </table:table-cell>
          <table:table-cell table:style-name="ACE-2" office:value-type="float" office:value="59">
            <text:p>59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45999999999999">
            <text:p>−122.46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float" office:value="5.0800000000000001">
            <text:p>5.08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09R-2W_4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074">
            <text:p>18074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4.81999999999999">
            <text:p>−114.82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float" office:value="1.1499999999999999">
            <text:p>1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1R-1W_9-1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105">
            <text:p>1810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2.64">
            <text:p>−122.64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float" office:value="5.0499999999999998">
            <text:p>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5R-1W_9-1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145">
            <text:p>18145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1.19">
            <text:p>−131.19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4R-1W_18-2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247">
            <text:p>18247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2">
            <text:p>−127.2</text:p>
          </table:table-cell>
          <table:table-cell table:style-name="ACE-1" office:value-type="float" office:value="5.21">
            <text:p>5.21</text:p>
          </table:table-cell>
          <table:table-cell table:style-name="ACE-1" office:value-type="float" office:value="5.21">
            <text:p>5.2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2R-2W_4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380">
            <text:p>1538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43000000000001">
            <text:p>−124.4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2R-CCWR_4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462">
            <text:p>15462</text:p>
          </table:table-cell>
          <table:table-cell table:style-name="ACE-2" office:value-type="float" office:value="108">
            <text:p>108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43000000000001">
            <text:p>−124.4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4R-1W_32-3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312">
            <text:p>18312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94">
            <text:p>−129.9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5R-1W_22-2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320">
            <text:p>18320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1.31">
            <text:p>−131.31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4R-1W_3-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368">
            <text:p>18368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03">
            <text:p>−126.0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4R-1W_46-5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661">
            <text:p>15661</text:p>
          </table:table-cell>
          <table:table-cell table:style-name="ACE-2" office:value-type="float" office:value="126">
            <text:p>126</text:p>
          </table:table-cell>
          <table:table-cell table:style-name="ACE-1" office:value-type="string">
            <text:p>Coral - Dipsastrea gr. pallid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06">
            <text:p>−130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float" office:value="5.0599999999999996">
            <text:p>5.06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4R-1W_33-3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666">
            <text:p>15666</text:p>
          </table:table-cell>
          <table:table-cell table:style-name="ACE-2" office:value-type="float" office:value="99">
            <text:p>99</text:p>
          </table:table-cell>
          <table:table-cell table:style-name="ACE-1" office:value-type="string">
            <text:p>Coral - Stylophora pistillat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33">
            <text:p>−126.3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5R-1W_6-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562">
            <text:p>18562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Coral - Isop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1.15000000000001">
            <text:p>−131.15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float" office:value="5.0099999999999998">
            <text:p>5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2R-CCW_1-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772">
            <text:p>15772</text:p>
          </table:table-cell>
          <table:table-cell table:style-name="ACE-2" office:value-type="float" office:value="79">
            <text:p>79</text:p>
          </table:table-cell>
          <table:table-cell table:style-name="ACE-1" office:value-type="string">
            <text:p>Coral - Isopora? Monti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4.43000000000001">
            <text:p>−124.4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9A-16R-2W_8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700">
            <text:p>187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2.5">
            <text:p>−142.5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14R-CCW_1-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5885">
            <text:p>1588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Goni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41">
            <text:p>−127.41</text:p>
          </table:table-cell>
          <table:table-cell table:style-name="ACE-1" office:value-type="float" office:value="5.21">
            <text:p>5.21</text:p>
          </table:table-cell>
          <table:table-cell table:style-name="ACE-1" office:value-type="float" office:value="5.21">
            <text:p>5.2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6R-1W_13-2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898">
            <text:p>18898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68000000000001">
            <text:p>−130.68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5R-2W_3-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915">
            <text:p>1891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28">
            <text:p>−129.28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6R-CCW_8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072">
            <text:p>16072</text:p>
          </table:table-cell>
          <table:table-cell table:style-name="ACE-2" office:value-type="float" office:value="91">
            <text:p>91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1.97">
            <text:p>−141.97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6R-1W_38-4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124">
            <text:p>16124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Favites valenciennesi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2.80000000000001">
            <text:p>−142.8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5R-1W_30-34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120">
            <text:p>16120</text:p>
          </table:table-cell>
          <table:table-cell table:style-name="ACE-2" office:value-type="float" office:value="56">
            <text:p>5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8">
            <text:p>−127.8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6R-1W_0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8995">
            <text:p>1899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53">
            <text:p>−130.53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4R-1W_24-3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188">
            <text:p>16188</text:p>
          </table:table-cell>
          <table:table-cell table:style-name="ACE-2" office:value-type="float" office:value="62">
            <text:p>62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25">
            <text:p>−126.25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6R-1W_6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9041">
            <text:p>19041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58000000000001">
            <text:p>−130.58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float" office:value="5.1399999999999997">
            <text:p>5.1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4R-1W_34-3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230">
            <text:p>16230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Stylophora pistillat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34">
            <text:p>−126.34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17R-1W_16-2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360">
            <text:p>16360</text:p>
          </table:table-cell>
          <table:table-cell table:style-name="ACE-2" office:value-type="float" office:value="50">
            <text:p>50</text:p>
          </table:table-cell>
          <table:table-cell table:style-name="ACE-1" office:value-type="string">
            <text:p>Coralline algae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43.56">
            <text:p>−143.56</text:p>
          </table:table-cell>
          <table:table-cell table:style-name="ACE-1" office:value-type="float" office:value="15.050000000000001">
            <text:p>15.05</text:p>
          </table:table-cell>
          <table:table-cell table:style-name="ACE-1" office:value-type="float" office:value="15.050000000000001">
            <text:p>15.0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7R-1W_22-3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9638">
            <text:p>19638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27000000000001">
            <text:p>−132.27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6R-2W_6-8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9704">
            <text:p>19704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05000000000001">
            <text:p>−129.05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6R-1W_14-19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6872">
            <text:p>16872</text:p>
          </table:table-cell>
          <table:table-cell table:style-name="ACE-2" office:value-type="float" office:value="138">
            <text:p>138</text:p>
          </table:table-cell>
          <table:table-cell table:style-name="ACE-1" office:value-type="string">
            <text:p>Coral - Dipsastrea gr. pallid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13999999999999">
            <text:p>−129.14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float" office:value="5.1200000000000001">
            <text:p>5.12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7R-1W_22-3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9908">
            <text:p>19908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27000000000001">
            <text:p>−132.27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7R-1W_22-3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19947">
            <text:p>19947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oral - Acropora (humil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27000000000001">
            <text:p>−132.27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7R-1W_9-11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7028">
            <text:p>17028</text:p>
          </table:table-cell>
          <table:table-cell table:style-name="ACE-2" office:value-type="float" office:value="115">
            <text:p>115</text:p>
          </table:table-cell>
          <table:table-cell table:style-name="ACE-1" office:value-type="string">
            <text:p>Coral - Tubi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58000000000001">
            <text:p>−130.58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7R-1W_20-27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7046">
            <text:p>17046</text:p>
          </table:table-cell>
          <table:table-cell table:style-name="ACE-2" office:value-type="float" office:value="106">
            <text:p>106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71000000000001">
            <text:p>−130.7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8R-1W_21-2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0175">
            <text:p>20175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Coral - Acropora (hyacinthus grp.?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21000000000001">
            <text:p>−132.21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7R-1W_0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7201">
            <text:p>17201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0.50999999999999">
            <text:p>−130.5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float" office:value="5.0999999999999996">
            <text:p>5.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18R-1W_14-2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0318">
            <text:p>20318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Coral - Acropora (humilis <text:s/>grp.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15000000000001">
            <text:p>−132.15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8R-2W_0-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0383">
            <text:p>20383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3.69">
            <text:p>−133.69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18R-1W_10-15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7343">
            <text:p>17343</text:p>
          </table:table-cell>
          <table:table-cell table:style-name="ACE-2" office:value-type="float" office:value="170">
            <text:p>17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2.09999999999999">
            <text:p>−132.1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6A-18R-2W_8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0700">
            <text:p>207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33.75">
            <text:p>−133.7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9A-21R-1W_0-3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7728">
            <text:p>17728</text:p>
          </table:table-cell>
          <table:table-cell table:style-name="ACE-2" office:value-type="float" office:value="64">
            <text:p>64</text:p>
          </table:table-cell>
          <table:table-cell table:style-name="ACE-1" office:value-type="string">
            <text:p>Coralline algae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34.40000000000001">
            <text:p>−134.4</text:p>
          </table:table-cell>
          <table:table-cell table:style-name="ACE-1" office:value-type="float" office:value="1.1299999999999999">
            <text:p>1.13</text:p>
          </table:table-cell>
          <table:table-cell table:style-name="ACE-1" office:value-type="float" office:value="1.1299999999999999">
            <text:p>1.13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5A-20R-2W_0-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1300">
            <text:p>213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Coral - Cyphastrea microphtalm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0.61000000000001">
            <text:p>−200.6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20R-CCW_0-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8378">
            <text:p>18378</text:p>
          </table:table-cell>
          <table:table-cell table:style-name="ACE-2" office:value-type="float" office:value="130">
            <text:p>130</text:p>
          </table:table-cell>
          <table:table-cell table:style-name="ACE-1" office:value-type="string">
            <text:p>Coral - Cyphastrea microphtalm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0.61000000000001">
            <text:p>−200.6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5A-20R-CCWR_0-2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8385">
            <text:p>18385</text:p>
          </table:table-cell>
          <table:table-cell table:style-name="ACE-2" office:value-type="float" office:value="111">
            <text:p>111</text:p>
          </table:table-cell>
          <table:table-cell table:style-name="ACE-1" office:value-type="string">
            <text:p>Coral - Cyphastrea microphtalm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0.61000000000001">
            <text:p>−200.6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float" office:value="41.009999999999998">
            <text:p>41.01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2R-CCW_5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096">
            <text:p>22096</text:p>
          </table:table-cell>
          <table:table-cell table:style-name="ACE-1" office:value-type="float" office:value="111">
            <text:p>111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25">
            <text:p>−110.25</text:p>
          </table:table-cell>
          <table:table-cell table:style-name="ACE-1" office:value-type="float" office:value="1.8400000000000001">
            <text:p>1.84</text:p>
          </table:table-cell>
          <table:table-cell table:style-name="ACE-1" office:value-type="float" office:value="1.8400000000000001">
            <text:p>1.84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0R-CCW_9-1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100">
            <text:p>22100</text:p>
          </table:table-cell>
          <table:table-cell table:style-name="ACE-1" office:value-type="float" office:value="109">
            <text:p>109</text:p>
          </table:table-cell>
          <table:table-cell table:style-name="ACE-1" office:value-type="string">
            <text:p>Coral - Acropora (humilis gpr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25">
            <text:p>−113.25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CCW_5-1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8670">
            <text:p>18670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83">
            <text:p>−111.8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9R-1W_8-1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8905">
            <text:p>18905</text:p>
          </table:table-cell>
          <table:table-cell table:style-name="ACE-2" office:value-type="float" office:value="132">
            <text:p>132</text:p>
          </table:table-cell>
          <table:table-cell table:style-name="ACE-1" office:value-type="string">
            <text:p>Unknown -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69">
            <text:p>−111.6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11R-1W_4-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392">
            <text:p>22392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4.47">
            <text:p>−114.47</text:p>
          </table:table-cell>
          <table:table-cell table:style-name="ACE-1" office:value-type="float" office:value="2.75">
            <text:p>2.75</text:p>
          </table:table-cell>
          <table:table-cell table:style-name="ACE-1" office:value-type="float" office:value="2.75">
            <text:p>2.75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31-3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8990">
            <text:p>18990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 - Seriatopora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62">
            <text:p>−111.62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36-4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588">
            <text:p>19588</text:p>
          </table:table-cell>
          <table:table-cell table:style-name="ACE-2" office:value-type="float" office:value="116">
            <text:p>11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7">
            <text:p>−111.7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3R-1W_20-2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375">
            <text:p>1937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4.03">
            <text:p>−114.03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8R-CCW_0-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350">
            <text:p>19350</text:p>
          </table:table-cell>
          <table:table-cell table:style-name="ACE-2" office:value-type="float" office:value="150">
            <text:p>150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33">
            <text:p>−110.3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9R-1W_11-1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856">
            <text:p>22856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73">
            <text:p>−111.7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08R-CCW_0-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346">
            <text:p>19346</text:p>
          </table:table-cell>
          <table:table-cell table:style-name="ACE-2" office:value-type="float" office:value="133">
            <text:p>133</text:p>
          </table:table-cell>
          <table:table-cell table:style-name="ACE-1" office:value-type="string">
            <text:p>Coral? - Unknown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0.33">
            <text:p>−110.33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float" office:value="5.1500000000000004">
            <text:p>5.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9R-1W_16-2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891">
            <text:p>22891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8">
            <text:p>−111.8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09R-1W_11-1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2904">
            <text:p>22904</text:p>
          </table:table-cell>
          <table:table-cell table:style-name="ACE-1" office:value-type="float" office:value="117">
            <text:p>117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73">
            <text:p>−111.73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36-44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510">
            <text:p>19510</text:p>
          </table:table-cell>
          <table:table-cell table:style-name="ACE-2" office:value-type="float" office:value="66">
            <text:p>66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7">
            <text:p>−111.7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2R-1W_19-2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549">
            <text:p>19549</text:p>
          </table:table-cell>
          <table:table-cell table:style-name="ACE-2" office:value-type="float" office:value="68">
            <text:p>68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">
            <text:p>−11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1R-1W_36-4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235">
            <text:p>19235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 - Seriat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1.7">
            <text:p>−111.7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float" office:value="5.0899999999999999">
            <text:p>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11R-1W_16-2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575">
            <text:p>19575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29000000000001">
            <text:p>−113.29</text:p>
          </table:table-cell>
          <table:table-cell table:style-name="ACE-1" office:value-type="float" office:value="5.21">
            <text:p>5.21</text:p>
          </table:table-cell>
          <table:table-cell table:style-name="ACE-1" office:value-type="float" office:value="5.21">
            <text:p>5.2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3R-1W_20-25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597">
            <text:p>19597</text:p>
          </table:table-cell>
          <table:table-cell table:style-name="ACE-2" office:value-type="float" office:value="67">
            <text:p>67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4.03">
            <text:p>−114.03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2R-1W_8-11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630">
            <text:p>19630</text:p>
          </table:table-cell>
          <table:table-cell table:style-name="ACE-2" office:value-type="float" office:value="55">
            <text:p>55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2.89">
            <text:p>−112.89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0R-1W_18-2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3487">
            <text:p>23487</text:p>
          </table:table-cell>
          <table:table-cell table:style-name="ACE-1" office:value-type="float" office:value="147">
            <text:p>147</text:p>
          </table:table-cell>
          <table:table-cell table:style-name="ACE-1" office:value-type="string">
            <text:p>Coral - Pocill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2.95">
            <text:p>−112.95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12R-1W_4-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002">
            <text:p>20002</text:p>
          </table:table-cell>
          <table:table-cell table:style-name="ACE-2" office:value-type="float" office:value="138">
            <text:p>138</text:p>
          </table:table-cell>
          <table:table-cell table:style-name="ACE-1" office:value-type="string">
            <text:p>Coral - Pocilloporida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0.15000000000001">
            <text:p>−110.15</text:p>
          </table:table-cell>
          <table:table-cell table:style-name="ACE-1" office:value-type="float" office:value="1.8400000000000001">
            <text:p>1.84</text:p>
          </table:table-cell>
          <table:table-cell table:style-name="ACE-1" office:value-type="float" office:value="1.8400000000000001">
            <text:p>1.8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2R-1W_26-3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19985">
            <text:p>19985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 - Coscinarea column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09">
            <text:p>−113.09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2R-1W_33-3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015">
            <text:p>20015</text:p>
          </table:table-cell>
          <table:table-cell table:style-name="ACE-2" office:value-type="float" office:value="65">
            <text:p>65</text:p>
          </table:table-cell>
          <table:table-cell table:style-name="ACE-1" office:value-type="string">
            <text:p>Coral - Coscinarea column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15000000000001">
            <text:p>−113.15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3R-CCW_1-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020">
            <text:p>20020</text:p>
          </table:table-cell>
          <table:table-cell table:style-name="ACE-2" office:value-type="float" office:value="60">
            <text:p>6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4.45999999999999">
            <text:p>−114.46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4R-1W_0-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3733">
            <text:p>23733</text:p>
          </table:table-cell>
          <table:table-cell table:style-name="ACE-1" office:value-type="float" office:value="114">
            <text:p>114</text:p>
          </table:table-cell>
          <table:table-cell table:style-name="ACE-1" office:value-type="string">
            <text:p>Coral - Acropora (tabular grp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5.59999999999999">
            <text:p>−125.6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10R-1W_31-3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360">
            <text:p>20360</text:p>
          </table:table-cell>
          <table:table-cell table:style-name="ACE-2" office:value-type="float" office:value="70">
            <text:p>70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11">
            <text:p>−113.11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11R-1W_20-2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4072">
            <text:p>24072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4.62">
            <text:p>−114.62</text:p>
          </table:table-cell>
          <table:table-cell table:style-name="ACE-1" office:value-type="float" office:value="2.75">
            <text:p>2.75</text:p>
          </table:table-cell>
          <table:table-cell table:style-name="ACE-1" office:value-type="float" office:value="2.75">
            <text:p>2.7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5R-1W_6-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512">
            <text:p>20512</text:p>
          </table:table-cell>
          <table:table-cell table:style-name="ACE-2" office:value-type="float" office:value="123">
            <text:p>123</text:p>
          </table:table-cell>
          <table:table-cell table:style-name="ACE-1" office:value-type="string">
            <text:p>Coral - Acroporidae?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6.87">
            <text:p>−126.87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3R-CCW_1-3B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0665">
            <text:p>20665</text:p>
          </table:table-cell>
          <table:table-cell table:style-name="ACE-2" office:value-type="float" office:value="72">
            <text:p>72</text:p>
          </table:table-cell>
          <table:table-cell table:style-name="ACE-1" office:value-type="string">
            <text:p>Coral - Dipsastrea gr. pallid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4.45999999999999">
            <text:p>−114.46</text:p>
          </table:table-cell>
          <table:table-cell table:style-name="ACE-1" office:value-type="float" office:value="5.04">
            <text:p>5.04</text:p>
          </table:table-cell>
          <table:table-cell table:style-name="ACE-1" office:value-type="float" office:value="5.04">
            <text:p>5.0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5R-1W_50-5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4691">
            <text:p>24691</text:p>
          </table:table-cell>
          <table:table-cell table:style-name="ACE-1" office:value-type="float" office:value="146">
            <text:p>146</text:p>
          </table:table-cell>
          <table:table-cell table:style-name="ACE-1" office:value-type="string">
            <text:p>Coral - Cyphastre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31999999999999">
            <text:p>−127.3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13R-1W_96-98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105">
            <text:p>21105</text:p>
          </table:table-cell>
          <table:table-cell table:style-name="ACE-2" office:value-type="float" office:value="70">
            <text:p>70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9.87">
            <text:p>−119.87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2A-11R-1W_32-3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118">
            <text:p>21118</text:p>
          </table:table-cell>
          <table:table-cell table:style-name="ACE-2" office:value-type="float" office:value="81">
            <text:p>81</text:p>
          </table:table-cell>
          <table:table-cell table:style-name="ACE-1" office:value-type="string">
            <text:p>Coralline algae - aA1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13.81999999999999">
            <text:p>−113.82</text:p>
          </table:table-cell>
          <table:table-cell table:style-name="ACE-1" office:value-type="float" office:value="5.21">
            <text:p>5.21</text:p>
          </table:table-cell>
          <table:table-cell table:style-name="ACE-1" office:value-type="float" office:value="5.21">
            <text:p>5.2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3R-1W_12-1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4921">
            <text:p>24921</text:p>
          </table:table-cell>
          <table:table-cell table:style-name="ACE-1" office:value-type="float" office:value="131">
            <text:p>131</text:p>
          </table:table-cell>
          <table:table-cell table:style-name="ACE-1" office:value-type="string">
            <text:p>Coral - Merulinidae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23">
            <text:p>−127.23</text:p>
          </table:table-cell>
          <table:table-cell table:style-name="ACE-1" office:value-type="float" office:value="15.08">
            <text:p>15.08</text:p>
          </table:table-cell>
          <table:table-cell table:style-name="ACE-1" office:value-type="float" office:value="15.08">
            <text:p>15.08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6R-1W_13-2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144">
            <text:p>21144</text:p>
          </table:table-cell>
          <table:table-cell table:style-name="ACE-2" office:value-type="float" office:value="155">
            <text:p>155</text:p>
          </table:table-cell>
          <table:table-cell table:style-name="ACE-1" office:value-type="string">
            <text:p>Coral - Dipsastre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97">
            <text:p>−127.97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6R-1W_23-2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4980">
            <text:p>249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Coral - Dipsastre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05000000000001">
            <text:p>−128.05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6R-1W_55-6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038">
            <text:p>25038</text:p>
          </table:table-cell>
          <table:table-cell table:style-name="ACE-1" office:value-type="float" office:value="156">
            <text:p>156</text:p>
          </table:table-cell>
          <table:table-cell table:style-name="ACE-1" office:value-type="string">
            <text:p>Coral - Is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38">
            <text:p>−128.38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6R-1W_82-8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062">
            <text:p>25062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Coral - Merulinidae (Goniastrea?)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63">
            <text:p>−128.63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16R-1W_0-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100">
            <text:p>251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Coral - Cyphastre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27.92">
            <text:p>−127.92</text:p>
          </table:table-cell>
          <table:table-cell table:style-name="ACE-1" office:value-type="float" office:value="2.9500000000000002">
            <text:p>2.95</text:p>
          </table:table-cell>
          <table:table-cell table:style-name="ACE-1" office:value-type="float" office:value="2.9500000000000002">
            <text:p>2.9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5R-CCW_5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343">
            <text:p>21343</text:p>
          </table:table-cell>
          <table:table-cell table:style-name="ACE-2" office:value-type="float" office:value="137">
            <text:p>137</text:p>
          </table:table-cell>
          <table:table-cell table:style-name="ACE-1" office:value-type="string">
            <text:p>Coralline algae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41">
            <text:p>−127.41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6R-1W_40-4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370">
            <text:p>21370</text:p>
          </table:table-cell>
          <table:table-cell table:style-name="ACE-2" office:value-type="float" office:value="105">
            <text:p>105</text:p>
          </table:table-cell>
          <table:table-cell table:style-name="ACE-1" office:value-type="string">
            <text:p>Coralline algae - aA2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22">
            <text:p>−128.22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4R-CCW_8-1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382">
            <text:p>25382</text:p>
          </table:table-cell>
          <table:table-cell table:style-name="ACE-1" office:value-type="float" office:value="127">
            <text:p>127</text:p>
          </table:table-cell>
          <table:table-cell table:style-name="ACE-1" office:value-type="string">
            <text:p>Coral - Hydnoph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34999999999999">
            <text:p>−129.35</text:p>
          </table:table-cell>
          <table:table-cell table:style-name="ACE-1" office:value-type="float" office:value="15.09">
            <text:p>15.09</text:p>
          </table:table-cell>
          <table:table-cell table:style-name="ACE-1" office:value-type="float" office:value="15.09">
            <text:p>1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8R-1W_9-14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475">
            <text:p>21475</text:p>
          </table:table-cell>
          <table:table-cell table:style-name="ACE-2" office:value-type="float" office:value="105">
            <text:p>105</text:p>
          </table:table-cell>
          <table:table-cell table:style-name="ACE-1" office:value-type="string">
            <text:p>Coralline algae? - aA3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41">
            <text:p>−129.41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3R-CCW_9-1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408">
            <text:p>25408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Coral - Hydnophora?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5">
            <text:p>−127.5</text:p>
          </table:table-cell>
          <table:table-cell table:style-name="ACE-1" office:value-type="float" office:value="15.08">
            <text:p>15.08</text:p>
          </table:table-cell>
          <table:table-cell table:style-name="ACE-1" office:value-type="float" office:value="15.08">
            <text:p>15.08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8R-1W_23-3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455">
            <text:p>25455</text:p>
          </table:table-cell>
          <table:table-cell table:style-name="ACE-1" office:value-type="float" office:value="154">
            <text:p>154</text:p>
          </table:table-cell>
          <table:table-cell table:style-name="ACE-1" office:value-type="string">
            <text:p>Coral - Pocill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56">
            <text:p>−129.56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float" office:value="15.029999999999999">
            <text:p>15.03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4R-1W_4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502">
            <text:p>25502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Coral - Pocill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9.16">
            <text:p>−129.16</text:p>
          </table:table-cell>
          <table:table-cell table:style-name="ACE-1" office:value-type="float" office:value="15.09">
            <text:p>15.09</text:p>
          </table:table-cell>
          <table:table-cell table:style-name="ACE-1" office:value-type="float" office:value="15.09">
            <text:p>15.09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6R-1W_27-30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1669">
            <text:p>21669</text:p>
          </table:table-cell>
          <table:table-cell table:style-name="ACE-2" office:value-type="float" office:value="150">
            <text:p>150</text:p>
          </table:table-cell>
          <table:table-cell table:style-name="ACE-1" office:value-type="string">
            <text:p>Coral - Hydnoph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8.09">
            <text:p>−128.09</text:p>
          </table:table-cell>
          <table:table-cell table:style-name="ACE-1" office:value-type="float" office:value="15.01">
            <text:p>15.01</text:p>
          </table:table-cell>
          <table:table-cell table:style-name="ACE-1" office:value-type="float" office:value="15.01">
            <text:p>15.01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13R-1W_121-122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2003">
            <text:p>22003</text:p>
          </table:table-cell>
          <table:table-cell table:style-name="ACE-2" office:value-type="float" office:value="161">
            <text:p>161</text:p>
          </table:table-cell>
          <table:table-cell table:style-name="ACE-1" office:value-type="string">
            <text:p>Coral - Merulinida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20.12">
            <text:p>−120.12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1A-12R-1W_5-1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2060">
            <text:p>22060</text:p>
          </table:table-cell>
          <table:table-cell table:style-name="ACE-2" office:value-type="float" office:value="75">
            <text:p>75</text:p>
          </table:table-cell>
          <table:table-cell table:style-name="ACE-1" office:value-type="string">
            <text:p>Coral - Pavona maldivensi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7.55">
            <text:p>−117.55</text:p>
          </table:table-cell>
          <table:table-cell table:style-name="ACE-1" office:value-type="float" office:value="1.1699999999999999">
            <text:p>1.17</text:p>
          </table:table-cell>
          <table:table-cell table:style-name="ACE-1" office:value-type="float" office:value="1.1699999999999999">
            <text:p>1.17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1A-13R-1W_146-149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5926">
            <text:p>25926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20.38">
            <text:p>−120.38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float" office:value="1.4399999999999999">
            <text:p>1.4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3A-19R-1W_11-13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2463">
            <text:p>22463</text:p>
          </table:table-cell>
          <table:table-cell table:style-name="ACE-2" office:value-type="float" office:value="152">
            <text:p>152</text:p>
          </table:table-cell>
          <table:table-cell table:style-name="ACE-1" office:value-type="string">
            <text:p>Coral - Porites or Montipo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86.91999999999999">
            <text:p>−186.9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19R-CCW_6-1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2631">
            <text:p>22631</text:p>
          </table:table-cell>
          <table:table-cell table:style-name="ACE-2" office:value-type="float" office:value="195">
            <text:p>195</text:p>
          </table:table-cell>
          <table:table-cell table:style-name="ACE-1" office:value-type="string">
            <text:p>Coral - Turbinaria peltat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1.08000000000001">
            <text:p>−201.08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22R-1W_24-26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6547">
            <text:p>26547</text:p>
          </table:table-cell>
          <table:table-cell table:style-name="ACE-1" office:value-type="float" office:value="194">
            <text:p>194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20.55">
            <text:p>−120.55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3A-15R-2W_5-7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7200">
            <text:p>27200</text:p>
          </table:table-cell>
          <table:table-cell table:style-name="ACE-1" office:value-type="float" office:value="4000">
            <text:p>4000</text:p>
          </table:table-cell>
          <table:table-cell table:style-name="ACE-1" office:value-type="string">
            <text:p>Coral - Unknown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127.41">
            <text:p>−127.41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1" office:value-type="string">
            <text:p>325-M0032A-16R-1W_12-15</text:p>
          </table:table-cell>
          <table:table-cell table:style-name="ACE-1" office:value-type="float" office:value="-19.68">
            <text:p>−19.68</text:p>
          </table:table-cell>
          <table:table-cell table:style-name="ACE-1" office:value-type="float" office:value="150.24000000000001">
            <text:p>150.24</text:p>
          </table:table-cell>
          <table:table-cell table:style-name="ACE-1" office:value-type="float" office:value="27349">
            <text:p>27349</text:p>
          </table:table-cell>
          <table:table-cell table:style-name="ACE-1" office:value-type="float" office:value="136">
            <text:p>136</text:p>
          </table:table-cell>
          <table:table-cell table:style-name="ACE-1" office:value-type="string">
            <text:p>Coral - Acropora</text:p>
          </table:table-cell>
          <table:table-cell table:style-name="ACE-1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1" office:value-type="float" office:value="-117.23">
            <text:p>−117.23</text:p>
          </table:table-cell>
          <table:table-cell table:style-name="ACE-1" office:value-type="float" office:value="1.73">
            <text:p>1.73</text:p>
          </table:table-cell>
          <table:table-cell table:style-name="ACE-1" office:value-type="float" office:value="1.73">
            <text:p>1.73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20R-1W_4-6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5040">
            <text:p>25040</text:p>
          </table:table-cell>
          <table:table-cell table:style-name="ACE-2" office:value-type="float" office:value="94">
            <text:p>94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2.55000000000001">
            <text:p>−202.55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>
          <table:table-cell table:style-name="ACE-1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1" office:value-type="string">
            <text:p>325-M0036A-20R-1W_18-20</text:p>
          </table:table-cell>
          <table:table-cell table:style-name="ACE-1" office:value-type="float" office:value="-19.670000000000002">
            <text:p>−19.67</text:p>
          </table:table-cell>
          <table:table-cell table:style-name="ACE-1" office:value-type="float" office:value="150.24000000000001">
            <text:p>150.24</text:p>
          </table:table-cell>
          <table:table-cell table:style-name="ACE-2" office:value-type="float" office:value="25909">
            <text:p>25909</text:p>
          </table:table-cell>
          <table:table-cell table:style-name="ACE-2" office:value-type="float" office:value="91">
            <text:p>91</text:p>
          </table:table-cell>
          <table:table-cell table:style-name="ACE-1" office:value-type="string">
            <text:p>Coral - Porite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1" office:value-type="float" office:value="-202.69">
            <text:p>−202.69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float" office:value="41.020000000000003">
            <text:p>41.02</text:p>
          </table:table-cell>
          <table:table-cell table:style-name="ACE-1" office:value-type="string">
            <text:p>YokoyamaEtal2018</text:p>
          </table:table-cell>
          <table:table-cell table:number-columns-repeated="232" table:style-name="ACE-1"/>
          <table:table-cell table:number-columns-repeated="8" table:style-name="Gnumeric-default"/>
        </table:table-row>
        <table:table-row table:style-name="AROW-0" table:number-rows-repeated="65231">
          <table:table-cell table:number-columns-repeated="256"/>
        </table:table-row>
        <table:table-row table:style-name="AROW-0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1">
          <gnm:selection gnm:start-col="9" gnm:start-row="1" gnm:end-col="10" gnm:end-row="30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5:51:3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